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4d1ee"/>
    </style:style>
    <style:style style:name="T1" style:family="text">
      <style:text-properties officeooo:rsid="0004d1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5. ADN como memoria</text:h>
      <text:p text:style-name="Text_20_body">La vida, aunque nos parezca misteriosa y compleja, está construida sobre principios que pueden ser comprendidos si los observamos con atención. Uno de esos principios fundamentales es el uso de <text:span text:style-name="Strong_20_Emphasis">memoria</text:span>: toda forma de vida necesita conservar información. ¿Dónde guarda esa información? En el <text:span text:style-name="Strong_20_Emphasis">ADN</text:span>.</text:p>
      <text:h text:style-name="Heading_20_4" text:outline-level="4">5.1 El ADN almacena información, es por lo tanto una memoria</text:h>
      <text:p text:style-name="Text_20_body">El ADN no es una sustancia cualquiera. Es una <text:span text:style-name="Strong_20_Emphasis">estructura microscópica</text:span> presente en cada célula viva, que contiene las <text:span text:style-name="Strong_20_Emphasis">instrucciones necesarias para construir y hacer funcionar un organismo</text:span>. Desde la forma de una hoja hasta el color de los ojos, todo está especificado allí. Por esta razón, podemos decir que <text:span text:style-name="Strong_20_Emphasis">el ADN es una memoria</text:span>: una memoria biológica que contiene datos codificados.</text:p>
      <text:p text:style-name="Text_20_body">Cada uno de nosotros, al nacer, recibe una copia de esa memoria que ya está escrita. No se trata de recuerdos personales, sino de <text:span text:style-name="Strong_20_Emphasis">información genética</text:span>, instrucciones que definen cómo somos y cómo funcionamos.</text:p>
      <text:h text:style-name="Heading_20_4" text:outline-level="4">5.2 El ADN es una memoria de solo lectura</text:h>
      <text:p text:style-name="Text_20_body">A diferencia de muchas memorias que usamos en nuestra vida cotidiana, el ADN es especial. No podemos modificar su contenido a voluntad, como haríamos con un documento de texto en una computadora.</text:p>
      <text:p text:style-name="Text_20_body"><text:span text:style-name="Strong_20_Emphasis">El ADN es una memoria de solo lectura.</text:span><text:line-break/>Esto significa que el individuo puede <text:span text:style-name="Strong_20_Emphasis">leer su contenido y utilizarlo</text:span>, pero <text:span text:style-name="Strong_20_Emphasis">no puede cambiarlo</text:span>. Una vez que el ADN ha sido formado al comienzo de la vida, permanece estable durante todo el ciclo de vida del organismo. No cambia con las decisiones que tomamos ni con las experiencias que vivimos.</text:p>
      <text:p text:style-name="Text_20_body">Esta característica puede parecer limitante, pero en realidad tiene un propósito muy profundo.</text:p>
      <text:h text:style-name="Heading_20_4" text:outline-level="4">5.3 La necesidad de una memoria inmutable</text:h>
      <text:p text:style-name="Text_20_body">¿Por qué la vida elige utilizar una memoria que no cambia?<text:line-break/>Porque la identidad del individuo debe mantenerse constante.</text:p>
      <text:p text:style-name="Text_20_body">Imaginemos que cada célula del cuerpo pudiera reescribir su propio ADN libremente: en muy poco tiempo, el organismo perdería su coherencia. Cambiaría sin control, como un edificio cuyos planos son modificados mientras se construye. Para que un ser vivo funcione correctamente, <text:span text:style-name="Strong_20_Emphasis">debe conservar estables sus instrucciones internas</text:span>.</text:p>
      <text:p text:style-name="Text_20_body">Esta estabilidad garantiza que un pez seguirá siendo un pez, un árbol seguirá siendo un árbol, y que tú seguirás siendo tú durante toda tu vida. Esa continuidad es esencial para la supervivencia y para el funcionamiento ordenado de la vida.</text:p>
      <text:p text:style-name="Text_20_body">Por eso, el ADN debe ser una memoria <text:span text:style-name="Strong_20_Emphasis">fija, firme, inmutable</text:span>. </text:p>
      <text:h text:style-name="Heading_20_4" text:outline-level="4"><text:soft-page-break/>5.4 ADN como memoria de un sistema inteligente</text:h>
      <text:p text:style-name="Text_20_body">Hemos dicho que la vida se comporta como un sistema inteligente. Y como todo sistema de este tipo, <text:span text:style-name="Strong_20_Emphasis">necesita una memoria donde almacenar su información de referencia</text:span>. El ADN cumple exactamente esa función.</text:p>
      <text:p text:style-name="Text_20_body">Es la base de datos que contiene <text:span text:style-name="Strong_20_Emphasis">las instrucciones para resolver los problemas de la existencia</text:span>: cómo crecer, cómo alimentarse, cómo defenderse, cómo reproducirse. Cada organismo es como una máquina que consulta su memoria constantemente para decidir qué hacer a continuación.</text:p>
      <text:p text:style-name="Text_20_body">Pero aquí hay algo asombroso: esta memoria no fue diseñada por nosotros, ni por ninguna otra criatura conocida. La vida misma ha creado su memoria a través del tiempo, y ha perfeccionado sus contenidos generación tras generación. <text:span text:style-name="Strong_20_Emphasis">El ADN es la memoria que ha evolucionado junto con la vida</text:span>, seleccionando y acumulando información útil para sobrevivir en el mundo.</text:p>
      <text:p text:style-name="Text_20_body">En este sentido, el ADN no es solo una memoria biológica. Es la <text:span text:style-name="Strong_20_Emphasis">memoria operativa</text:span> de un sistema inteligente que abarca toda la biosfera.</text:p>
      <text:h text:style-name="Heading_20_4" text:outline-level="4">5.5 El problema de una memoria que no cambia de estado</text:h>
      <text:p text:style-name="Text_20_body">Sin embargo, esta solución plantea un problema curioso.<text:line-break/>Sabemos que todo proceso de cálculo —y la vida lo es— <text:span text:style-name="Strong_20_Emphasis">requiere una memoria capaz de cambiar de estado</text:span> para reflejar el avance del cálculo. Pero el ADN no puede hacerlo: una vez formado, <text:span text:style-name="Strong_20_Emphasis">permanece inalterable</text:span> dentro del individuo.</text:p>
      <text:p text:style-name="Text_20_body">Esto nos lleva a una pregunta fundamental:<text:line-break/><text:span text:style-name="Strong_20_Emphasis">¿Cómo puede funcionar un sistema inteligente utilizando una memoria que no cambia con el tiempo?</text:span></text:p>
      <text:p text:style-name="Text_20_body">Esta pregunta, aunque parezca técnica, es profunda. Nos enfrenta a una aparente contradicción: para calcular, necesitamos que la memoria evolucione… pero el ADN permanece inmóvil. ¿Cómo resuelve la vida esta paradoja?</text:p>
      <text:p text:style-name="P1">La respuesta, <text:span text:style-name="T1">la</text:span> veremos en el siguiente capítulo. </text:p>
      <text:p text:style-name="P1">La vida ha encontrado un camino alternativo para transformar su memoria sin modificarla directamente<text:span text:style-name="T1">.</text:span></text:p>
      <text:p text:style-name="P1"/>
      <text:p text:style-name="P1"/>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9T10:25:41.395000000</meta:creation-date>
    <dc:date>2025-07-29T10:33:24.649000000</dc:date>
    <meta:editing-duration>PT7M43S</meta:editing-duration>
    <meta:editing-cycles>1</meta:editing-cycles>
    <meta:document-statistic meta:table-count="0" meta:image-count="0" meta:object-count="0" meta:page-count="2" meta:paragraph-count="25" meta:word-count="692" meta:character-count="4288" meta:non-whitespace-character-count="3619"/>
    <meta:generator>LibreOffice/7.3.5.2$Windows_X86_64 LibreOffice_project/184fe81b8c8c30d8b5082578aee2fed2ea847c01</meta:generator>
  </office:meta>
</office:document-meta>
</file>